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2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7" style:family="table-row">
      <style:table-row-properties fo:keep-together="auto"/>
    </style:style>
    <style:style style:name="Table2.B7" style:family="table-cell">
      <style:table-cell-properties fo:background-color="#cccccc" fo:padding="0cm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7cm" table:align="margins" style:shadow="none" style:may-break-between-rows="true" table:border-model="collapsing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3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3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text-properties officeooo:paragraph-rsid="000a24d3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24d3" officeooo:paragraph-rsid="000a2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9d16" officeooo:paragraph-rsid="000b9d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699a" officeooo:paragraph-rsid="00176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4d3" officeooo:paragraph-rsid="000a2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margin-left="1.251cm" fo:margin-right="0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d16" officeooo:paragraph-rsid="000b9d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d16" officeooo:paragraph-rsid="000b9d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1861" officeooo:paragraph-rsid="000d18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loext:graphic-properties draw:fill="none"/>
      <style:paragraph-properties fo:margin-left="0.801cm" fo:margin-right="0cm" fo:margin-top="0cm" fo:margin-bottom="0cm" style:contextual-spacing="false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0.09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d18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889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bfe5" officeooo:paragraph-rsid="000ebf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bfe5" officeooo:paragraph-rsid="000ebf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0876" officeooo:paragraph-rsid="001008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e34d" officeooo:paragraph-rsid="0010e3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c9fa" officeooo:paragraph-rsid="0011c9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295f" officeooo:paragraph-rsid="001529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8779" officeooo:paragraph-rsid="001387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699a" officeooo:paragraph-rsid="001769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699a" officeooo:paragraph-rsid="001eb3c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3364" officeooo:paragraph-rsid="001933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895a" officeooo:paragraph-rsid="001889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6df6" officeooo:paragraph-rsid="001a6df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f3b5" officeooo:paragraph-rsid="001cf3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b3c6" officeooo:paragraph-rsid="001eb3c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59af" officeooo:paragraph-rsid="001e59a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59af" officeooo:paragraph-rsid="001e59a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44c2" officeooo:paragraph-rsid="002044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60526" officeooo:paragraph-rsid="002605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60526" officeooo:paragraph-rsid="002605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1">
      <style:paragraph-properties fo:margin-left="1.251cm" fo:margin-right="0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ba8f" officeooo:paragraph-rsid="0027ba8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officeooo:rsid="000a24d3" officeooo:paragraph-rsid="000a24d3"/>
    </style:style>
    <style:style style:name="P33" style:family="paragraph" style:parent-style-name="Title">
      <style:text-properties officeooo:rsid="000a24d3" officeooo:paragraph-rsid="000a24d3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d1861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8895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officeooo:rsid="000ebfe5"/>
    </style:style>
    <style:style style:name="T4" style:family="text">
      <style:text-properties officeooo:rsid="00158eed"/>
    </style:style>
    <style:style style:name="T5" style:family="text">
      <style:text-properties officeooo:rsid="00218882"/>
    </style:style>
    <style:style style:name="T6" style:family="text">
      <style:text-properties officeooo:rsid="00230a4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iet aware shopping assistant requirements</text:p>
      <text:h text:style-name="Heading_20_1" text:outline-level="1">Functional Requirements</text:h>
      <table:table table:name="Table1" table:style-name="Table1" table:template-name="Simple List Shaded">
        <table:table-column table:style-name="Table1.A" table:number-columns-repeated="2"/>
        <table:table-row>
          <table:table-cell table:style-name="Table1.A1" office:value-type="string">
            <text:p text:style-name="P3">Requirement</text:p>
          </table:table-cell>
          <table:table-cell table:style-name="Table1.A1" office:value-type="string">
            <text:p text:style-name="P3">Additional Details</text:p>
          </table:table-cell>
        </table:table-row>
        <table:table-row>
          <table:table-cell table:style-name="Table1.A2" office:value-type="string">
            <text:p text:style-name="P8"><text:span text:style-name="T3">Software must be able to</text:span> recommen<text:span text:style-name="T3">d </text:span>products to <text:span text:style-name="T3">the</text:span> customer.</text:p>
          </table:table-cell>
          <table:table-cell table:style-name="Table1.B2" office:value-type="string">
            <text:list xml:id="list2504615137" text:style-name="L1">
              <text:list-item>
                <text:p text:style-name="P7">Recommend products to the customer whilst being respective to their preference.</text:p>
                <text:list>
                  <text:list-item>
                    <text:p text:style-name="P7">Such as if they have a medical condition</text:p>
                  </text:list-item>
                  <text:list-item>
                    <text:p text:style-name="P7">Lifestyle imposed constraint</text:p>
                  </text:list-item>
                  <text:list-item>
                    <text:p text:style-name="P7">Dietary/nutrition needs.</text:p>
                  </text:list-item>
                </text:list>
              </text:list-item>
              <text:list-item>
                <text:p text:style-name="P31">So that the customer is able to make better decisions based on the quality attributes that they set in the diet-awareness shopping assistant app.</text:p>
              </text:list-item>
            </text:list>
          </table:table-cell>
        </table:table-row>
        <table:table-row>
          <table:table-cell table:style-name="Table1.A3" office:value-type="string">
            <text:p text:style-name="P9">A bar scanner for scanning product.</text:p>
          </table:table-cell>
          <table:table-cell table:style-name="Table1.B3" office:value-type="string">
            <text:list xml:id="list4083462378" text:style-name="L2">
              <text:list-item>
                <text:p text:style-name="P10"><text:span text:style-name="T1">A bar scanner must be included so that the customer is able to scan a product whilst browsing in-store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2">Software must allow customer to apply their preferences</text:p>
          </table:table-cell>
          <table:table-cell table:style-name="Table1.B4" office:value-type="string">
            <text:list xml:id="list1706144609" text:style-name="L3">
              <text:list-item>
                <text:p text:style-name="P13">The customer has the right to make changes to their preferences so that they can be recommended with products that is suitable for the health.</text:p>
                <text:list>
                  <text:list-item>
                    <text:p text:style-name="P14">Can make changes to their preference if needed.</text:p>
                  </text:list-item>
                </text:list>
              </text:list-item>
            </text:list>
          </table:table-cell>
        </table:table-row>
        <table:table-row>
          <table:table-cell table:style-name="Table1.A3" office:value-type="string">
            <text:p text:style-name="P29">Must allow customer to update their preferences if needed</text:p>
          </table:table-cell>
          <table:table-cell table:style-name="Table1.B5" office:value-type="string">
            <text:list xml:id="list1437491948" text:style-name="L4">
              <text:list-item>
                <text:p text:style-name="P30">The customer has the right to update their dietary preferences so that they can receive further or new recommendation of products.</text:p>
              </text:list-item>
              <text:list-item>
                <text:p text:style-name="P30">For making better informed decisions.</text:p>
              </text:list-item>
            </text:list>
          </table:table-cell>
        </table:table-row>
        <table:table-row table:style-name="Table1.6">
          <table:table-cell table:style-name="Table1.A6" office:value-type="string">
            <text:p text:style-name="P17">Software must alert customer to any <text:span text:style-name="T4">food allergens or food that does not comply to their dietary needs.</text:span></text:p>
          </table:table-cell>
          <table:table-cell table:style-name="Table1.B6" office:value-type="string">
            <text:list xml:id="list174617991323325" text:continue-numbering="true" text:style-name="L4">
              <text:list-item>
                <text:p text:style-name="P18">The software must alert the customer if they are selecting a product that contain ingredients that the customer is allergic to.</text:p>
              </text:list-item>
              <text:list-item>
                <text:p text:style-name="P18">Alerting those if they are selecting products that are following the customers lifestyle imposed constraints.</text:p>
                <text:list>
                  <text:list-item>
                    <text:p text:style-name="P18">I.e halal or non-halal.</text:p>
                  </text:list-item>
                </text:list>
              </text:list-item>
            </text:list>
          </table:table-cell>
        </table:table-row>
      </table:table>
      <text:p text:style-name="P32"/>
      <text:h text:style-name="Heading_20_1" text:outline-level="1">Non-functional Requirements</text:h>
      <table:table table:name="Table2" table:style-name="Table2" table:template-name="Simple List Shaded">
        <table:table-column table:style-name="Table2.A" table:number-columns-repeated="2"/>
        <table:table-row>
          <table:table-cell table:style-name="Table2.A1" office:value-type="string">
            <text:p text:style-name="P4">Requirements</text:p>
          </table:table-cell>
          <table:table-cell table:style-name="Table2.A1" office:value-type="string">
            <text:p text:style-name="P4">Additional Details</text:p>
          </table:table-cell>
        </table:table-row>
        <table:table-row>
          <table:table-cell table:style-name="Table2.A2" office:value-type="string">
            <text:p text:style-name="P19">Diet-aware shopping assistant must be secure</text:p>
          </table:table-cell>
          <table:table-cell table:style-name="Table2.B2" office:value-type="string">
            <text:list xml:id="list1957711063" text:style-name="L5">
              <text:list-item>
                <text:p text:style-name="P23">Information relating to the customer’s data must be kept secure and remain confidential.</text:p>
              </text:list-item>
              <text:list-item>
                <text:p text:style-name="P23">The software should always be in full-screen mode with a login credential set by the IT administrator of the supermarket to prevent the user from leaving the app. </text:p>
              </text:list-item>
              <text:list-item>
                <text:p text:style-name="P23">The software should prevent the user from launching another app or browsing through the tablet’s contents in full-screen mode.</text:p>
              </text:list-item>
            </text:list>
          </table:table-cell>
        </table:table-row>
        <table:table-row>
          <table:table-cell table:style-name="Table2.A3" office:value-type="string">
            <text:p text:style-name="P25">Bar-code scanner must not take more than 10 second to scan.</text:p>
          </table:table-cell>
          <table:table-cell table:style-name="Table2.B3" office:value-type="string">
            <text:list xml:id="list3371259179" text:style-name="L6">
              <text:list-item>
                <text:p text:style-name="P20">Diet-aware shopping assistant must not take more than 10 seconds to scan an item.</text:p>
              </text:list-item>
            </text:list>
          </table:table-cell>
        </table:table-row>
        <text:soft-page-break/>
        <table:table-row>
          <table:table-cell table:style-name="Table2.A2" office:value-type="string">
            <text:p text:style-name="P19">Diet-aware shopping assistant must be easy-to-use for all ethnic backgrounds.</text:p>
          </table:table-cell>
          <table:table-cell table:style-name="Table2.B4" office:value-type="string">
            <text:list xml:id="list1583084264" text:style-name="L7">
              <text:list-item>
                <text:p text:style-name="P24">Must be easy-to-use for all ethnic background such that it does not involve user training.</text:p>
              </text:list-item>
              <text:list-item>
                <text:p text:style-name="P24">Must be easy-to-use for teenagers 18 or over, and for elder users.</text:p>
              </text:list-item>
            </text:list>
          </table:table-cell>
        </table:table-row>
        <table:table-row>
          <table:table-cell table:style-name="Table2.A3" office:value-type="string">
            <text:p text:style-name="P19">It must provide ease-of-access use for those who have disability.</text:p>
          </table:table-cell>
          <table:table-cell table:style-name="Table2.B5" office:value-type="string">
            <text:list xml:id="list174617866823996" text:continue-list="list174617991323325" text:style-name="L4">
              <text:list-item>
                <text:p text:style-name="P15">The software must feature various user-accessibility tools so that impaired users, or those with disability or from other ethnic backgrounds are able to interact with the system with ease of access.</text:p>
              </text:list-item>
              <text:list-item>
                <text:p text:style-name="P15">Serving users with a wide-range of disability.</text:p>
                <text:list>
                  <text:list-item>
                    <text:p text:style-name="P15">I.e dyslexia mode.</text:p>
                  </text:list-item>
                  <text:list-item>
                    <text:p text:style-name="P15">Increase font size.</text:p>
                  </text:list-item>
                  <text:list-item>
                    <text:p text:style-name="P15">Touch sensitivity</text:p>
                  </text:list-item>
                  <text:list-item>
                    <text:p text:style-name="P16">many more...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P19">The diet-aware shopping assistant is going to run on a touchscreen</text:p>
          </table:table-cell>
          <table:table-cell table:style-name="Table2.B6" office:value-type="string">
            <text:list xml:id="list1104709013" text:style-name="L8">
              <text:list-item>
                <text:p text:style-name="P21">The diet-aware shopping assistant is simply going to be a table which is roughly half the size of A4 Paper.</text:p>
                <text:list>
                  <text:list-item>
                    <text:p text:style-name="P21">Which is going to be attached to the handle bar of the trolley.</text:p>
                  </text:list-item>
                </text:list>
              </text:list-item>
            </text:list>
          </table:table-cell>
        </table:table-row>
        <table:table-row table:style-name="Table2.7">
          <table:table-cell table:style-name="Table2.A3" office:value-type="string">
            <text:p text:style-name="P22">Must be able to timely make decisions</text:p>
          </table:table-cell>
          <table:table-cell table:style-name="Table2.B7" office:value-type="string">
            <text:list xml:id="list185770122" text:style-name="L9">
              <text:list-item>
                <text:p text:style-name="P11"><text:span text:style-name="T2">It must not take more than 10 seconds to recommend a product to the customer</text:span></text:p>
              </text:list-item>
            </text:list>
          </table:table-cell>
        </table:table-row>
        <table:table-row table:style-name="Table2.7">
          <table:table-cell table:style-name="Table2.A8" office:value-type="string">
            <text:p text:style-name="P26">UI must be less cluttered with text</text:p>
          </table:table-cell>
          <table:table-cell table:style-name="Table2.B8" office:value-type="string">
            <text:list xml:id="list318739565" text:style-name="L10">
              <text:list-item>
                <text:p text:style-name="P27">The diet-aware shopping assistant’s UI must contain less text in order to easily navigate and utilise the system.</text:p>
              </text:list-item>
              <text:list-item>
                <text:p text:style-name="P27">The UI must favour a combination of images and some text.</text:p>
              </text:list-item>
              <text:list-item>
                <text:p text:style-name="P28">Avoid <text:span text:style-name="T6">causing</text:span> <text:span text:style-name="T5">an </text:span>excess of them.</text:p>
              </text:list-item>
            </text:list>
          </table:table-cell>
        </table:table-row>
      </table:table>
      <text:h text:style-name="P1" text:outline-level="1">Prioritise Requirements</text:h>
      <table:table table:name="Table3" table:style-name="Table3" table:template-name="Simple List Shaded">
        <table:table-column table:style-name="Table3.A" table:number-columns-repeated="2"/>
        <table:table-row>
          <table:table-cell table:style-name="Table3.A1" office:value-type="string">
            <text:p text:style-name="P2">Requirement Type</text:p>
          </table:table-cell>
          <table:table-cell table:style-name="Table3.A1" office:value-type="string">
            <text:p text:style-name="P2">Additional Details</text:p>
          </table:table-cell>
        </table:table-row>
        <table:table-row>
          <table:table-cell table:style-name="Table3.A2" office:value-type="string">
            <text:p text:style-name="P6">Most</text:p>
          </table:table-cell>
          <table:table-cell table:style-name="Table3.B2">
            <text:p text:style-name="P5"/>
          </table:table-cell>
        </table:table-row>
        <table:table-row>
          <table:table-cell table:style-name="Table3.A3" office:value-type="string">
            <text:p text:style-name="P6">Should</text:p>
          </table:table-cell>
          <table:table-cell table:style-name="Table3.B3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6">Could</text:p>
          </table:table-cell>
          <table:table-cell table:style-name="Table3.B2">
            <text:p text:style-name="P5"/>
          </table:table-cell>
        </table:table-row>
        <table:table-row>
          <table:table-cell table:style-name="Table3.A5" office:value-type="string">
            <text:p text:style-name="P6">Won’t</text:p>
          </table:table-cell>
          <table:table-cell table:style-name="Table3.B5">
            <text:p text:style-name="P5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6:52:41.848485786</meta:creation-date>
    <meta:generator>LibreOffice/7.3.7.2$Linux_X86_64 LibreOffice_project/30$Build-2</meta:generator>
    <dc:date>2023-02-05T17:46:17.186993544</dc:date>
    <meta:editing-duration>PT53M22S</meta:editing-duration>
    <meta:editing-cycles>29</meta:editing-cycles>
    <meta:document-statistic meta:table-count="3" meta:image-count="0" meta:object-count="0" meta:page-count="2" meta:paragraph-count="57" meta:word-count="567" meta:character-count="3358" meta:non-whitespace-character-count="2878"/>
  </office:meta>
</office:document-meta>
</file>